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20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20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320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20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20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320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320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321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321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321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321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321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321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321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321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321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321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322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322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322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322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322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322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322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322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322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322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23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323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23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323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323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323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323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323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323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323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324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324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324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324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324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324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324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324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324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324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325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325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325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325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325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325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325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325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325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325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326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solid" draw:stroke-dash="Dashed_20__28_var_29__20_326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326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326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326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326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326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solid" draw:stroke-dash="Dashed_20__28_var_29__20_326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326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solid" draw:stroke-dash="Dashed_20__28_var_29__20_326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327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327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327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327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solid" draw:stroke-dash="Dashed_20__28_var_29__20_327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solid" draw:stroke-dash="Dashed_20__28_var_29__20_327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draw:stroke-dash="Dashed_20__28_var_29__20_327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draw:stroke="solid" draw:stroke-dash="Dashed_20__28_var_29__20_327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solid" draw:stroke-dash="Dashed_20__28_var_29__20_327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solid" draw:stroke-dash="Dashed_20__28_var_29__20_327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328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solid" draw:stroke-dash="Dashed_20__28_var_29__20_328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solid" draw:stroke-dash="Dashed_20__28_var_29__20_328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>
      <style:graphic-properties draw:stroke="solid" draw:stroke-dash="Dashed_20__28_var_29__20_328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solid" draw:stroke-dash="Dashed_20__28_var_29__20_328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>
      <style:graphic-properties draw:stroke="solid" draw:stroke-dash="Dashed_20__28_var_29__20_328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solid" draw:stroke-dash="Dashed_20__28_var_29__20_328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solid" draw:stroke-dash="Dashed_20__28_var_29__20_328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draw:stroke-dash="Dashed_20__28_var_29__20_328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328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solid" draw:stroke-dash="Dashed_20__28_var_29__20_329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solid" draw:stroke-dash="Dashed_20__28_var_29__20_329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solid" draw:stroke-dash="Dashed_20__28_var_29__20_329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solid" draw:stroke-dash="Dashed_20__28_var_29__20_329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draw:stroke="solid" draw:stroke-dash="Dashed_20__28_var_29__20_329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draw:stroke="solid" draw:stroke-dash="Dashed_20__28_var_29__20_329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draw:stroke="solid" draw:stroke-dash="Dashed_20__28_var_29__20_329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solid" draw:stroke-dash="Dashed_20__28_var_29__20_329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draw:stroke="solid" draw:stroke-dash="Dashed_20__28_var_29__20_329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solid" draw:stroke-dash="Dashed_20__28_var_29__20_329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solid" draw:stroke-dash="Dashed_20__28_var_29__20_330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solid" draw:stroke-dash="Dashed_20__28_var_29__20_330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solid" draw:stroke-dash="Dashed_20__28_var_29__20_330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solid" draw:stroke-dash="Dashed_20__28_var_29__20_330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solid" draw:stroke-dash="Dashed_20__28_var_29__20_330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solid" draw:stroke-dash="Dashed_20__28_var_29__20_330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solid" draw:stroke-dash="Dashed_20__28_var_29__20_2359" svg:stroke-width="0.019cm" svg:stroke-color="#000000" draw:marker-start-width="0.33cm" draw:marker-start-center="false" draw:marker-end="Arrow_20_concav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none" draw:stroke-dash="Dashed_20__28_var_29__20_330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4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stroke="solid" draw:stroke-dash="Dashed_20__28_var_29__20_236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draw:stroke="solid" draw:stroke-dash="Dashed_20__28_var_29__20_236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>
      <style:graphic-properties draw:stroke="solid" draw:stroke-dash="Dashed_20__28_var_29__20_236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solid" draw:stroke-dash="Dashed_20__28_var_29__20_236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236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>
      <style:graphic-properties draw:stroke="solid" draw:stroke-dash="Dashed_20__28_var_29__20_236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>
      <style:graphic-properties draw:stroke="solid" draw:stroke-dash="Dashed_20__28_var_29__20_236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solid" draw:stroke-dash="Dashed_20__28_var_29__20_236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>
      <style:graphic-properties draw:stroke="none" draw:stroke-dash="Dashed_20__28_var_29__20_330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3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draw:stroke="solid" draw:stroke-dash="Dashed_20__28_var_29__20_237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fr" style:country-asian="FR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821cm" svg:y1="14.451cm" svg:x2="6.821cm" svg:y2="15.432cm">
            <text:p/>
          </draw:line>
          <draw:line draw:style-name="gr2" draw:text-style-name="P1" draw:layer="layout" svg:x1="6.909cm" svg:y1="14.451cm" svg:x2="6.909cm" svg:y2="15.432cm">
            <text:p/>
          </draw:line>
          <draw:line draw:style-name="gr3" draw:text-style-name="P1" draw:layer="layout" svg:x1="6.993cm" svg:y1="14.451cm" svg:x2="6.993cm" svg:y2="15.432cm">
            <text:p/>
          </draw:line>
          <draw:line draw:style-name="gr4" draw:text-style-name="P1" draw:layer="layout" svg:x1="7.08cm" svg:y1="14.451cm" svg:x2="7.08cm" svg:y2="15.432cm">
            <text:p/>
          </draw:line>
          <draw:line draw:style-name="gr5" draw:text-style-name="P1" draw:layer="layout" svg:x1="7.166cm" svg:y1="14.451cm" svg:x2="7.166cm" svg:y2="15.432cm">
            <text:p/>
          </draw:line>
          <draw:line draw:style-name="gr6" draw:text-style-name="P1" draw:layer="layout" svg:x1="7.251cm" svg:y1="14.451cm" svg:x2="7.251cm" svg:y2="15.432cm">
            <text:p/>
          </draw:line>
          <draw:line draw:style-name="gr7" draw:text-style-name="P1" draw:layer="layout" svg:x1="7.339cm" svg:y1="14.451cm" svg:x2="7.339cm" svg:y2="15.432cm">
            <text:p/>
          </draw:line>
          <draw:line draw:style-name="gr8" draw:text-style-name="P1" draw:layer="layout" svg:x1="7.422cm" svg:y1="14.451cm" svg:x2="7.422cm" svg:y2="15.432cm">
            <text:p/>
          </draw:line>
          <draw:line draw:style-name="gr9" draw:text-style-name="P1" draw:layer="layout" svg:x1="7.509cm" svg:y1="14.451cm" svg:x2="7.509cm" svg:y2="15.432cm">
            <text:p/>
          </draw:line>
          <draw:line draw:style-name="gr10" draw:text-style-name="P1" draw:layer="layout" svg:x1="7.595cm" svg:y1="14.451cm" svg:x2="7.595cm" svg:y2="15.432cm">
            <text:p/>
          </draw:line>
          <draw:line draw:style-name="gr11" draw:text-style-name="P1" draw:layer="layout" svg:x1="7.681cm" svg:y1="14.451cm" svg:x2="7.681cm" svg:y2="15.432cm">
            <text:p/>
          </draw:line>
          <draw:line draw:style-name="gr12" draw:text-style-name="P1" draw:layer="layout" svg:x1="7.77cm" svg:y1="14.451cm" svg:x2="7.77cm" svg:y2="15.432cm">
            <text:p/>
          </draw:line>
          <draw:line draw:style-name="gr13" draw:text-style-name="P1" draw:layer="layout" svg:x1="7.852cm" svg:y1="14.451cm" svg:x2="7.852cm" svg:y2="15.432cm">
            <text:p/>
          </draw:line>
          <draw:line draw:style-name="gr14" draw:text-style-name="P1" draw:layer="layout" svg:x1="7.939cm" svg:y1="14.451cm" svg:x2="7.939cm" svg:y2="15.432cm">
            <text:p/>
          </draw:line>
          <draw:line draw:style-name="gr15" draw:text-style-name="P1" draw:layer="layout" svg:x1="8.027cm" svg:y1="14.451cm" svg:x2="8.027cm" svg:y2="15.432cm">
            <text:p/>
          </draw:line>
          <draw:line draw:style-name="gr16" draw:text-style-name="P1" draw:layer="layout" svg:x1="8.11cm" svg:y1="14.451cm" svg:x2="8.11cm" svg:y2="15.432cm">
            <text:p/>
          </draw:line>
          <draw:line draw:style-name="gr17" draw:text-style-name="P1" draw:layer="layout" svg:x1="8.196cm" svg:y1="14.451cm" svg:x2="8.196cm" svg:y2="15.432cm">
            <text:p/>
          </draw:line>
          <draw:line draw:style-name="gr18" draw:text-style-name="P1" draw:layer="layout" svg:x1="8.285cm" svg:y1="14.451cm" svg:x2="8.285cm" svg:y2="15.432cm">
            <text:p/>
          </draw:line>
          <draw:line draw:style-name="gr19" draw:text-style-name="P1" draw:layer="layout" svg:x1="8.369cm" svg:y1="14.451cm" svg:x2="8.369cm" svg:y2="15.432cm">
            <text:p/>
          </draw:line>
          <draw:line draw:style-name="gr20" draw:text-style-name="P1" draw:layer="layout" svg:x1="8.457cm" svg:y1="14.451cm" svg:x2="8.457cm" svg:y2="15.432cm">
            <text:p/>
          </draw:line>
          <draw:line draw:style-name="gr21" draw:text-style-name="P1" draw:layer="layout" svg:x1="8.54cm" svg:y1="14.451cm" svg:x2="8.54cm" svg:y2="15.432cm">
            <text:p/>
          </draw:line>
          <draw:line draw:style-name="gr22" draw:text-style-name="P1" draw:layer="layout" svg:x1="8.627cm" svg:y1="14.451cm" svg:x2="8.627cm" svg:y2="15.432cm">
            <text:p/>
          </draw:line>
          <draw:line draw:style-name="gr23" draw:text-style-name="P1" draw:layer="layout" svg:x1="8.713cm" svg:y1="14.451cm" svg:x2="8.713cm" svg:y2="15.432cm">
            <text:p/>
          </draw:line>
          <draw:line draw:style-name="gr24" draw:text-style-name="P1" draw:layer="layout" svg:x1="8.8cm" svg:y1="14.451cm" svg:x2="8.8cm" svg:y2="15.432cm">
            <text:p/>
          </draw:line>
          <draw:line draw:style-name="gr25" draw:text-style-name="P1" draw:layer="layout" svg:x1="8.886cm" svg:y1="14.451cm" svg:x2="8.886cm" svg:y2="15.432cm">
            <text:p/>
          </draw:line>
          <draw:line draw:style-name="gr26" draw:text-style-name="P1" draw:layer="layout" svg:x1="8.971cm" svg:y1="14.451cm" svg:x2="8.971cm" svg:y2="15.432cm">
            <text:p/>
          </draw:line>
          <draw:line draw:style-name="gr27" draw:text-style-name="P1" draw:layer="layout" svg:x1="9.057cm" svg:y1="14.451cm" svg:x2="9.057cm" svg:y2="15.432cm">
            <text:p/>
          </draw:line>
          <draw:line draw:style-name="gr28" draw:text-style-name="P1" draw:layer="layout" svg:x1="9.145cm" svg:y1="14.451cm" svg:x2="9.145cm" svg:y2="15.432cm">
            <text:p/>
          </draw:line>
          <draw:line draw:style-name="gr29" draw:text-style-name="P1" draw:layer="layout" svg:x1="9.228cm" svg:y1="14.451cm" svg:x2="9.228cm" svg:y2="15.432cm">
            <text:p/>
          </draw:line>
          <draw:line draw:style-name="gr30" draw:text-style-name="P1" draw:layer="layout" svg:x1="9.315cm" svg:y1="14.451cm" svg:x2="9.315cm" svg:y2="15.432cm">
            <text:p/>
          </draw:line>
          <draw:line draw:style-name="gr31" draw:text-style-name="P1" draw:layer="layout" svg:x1="9.401cm" svg:y1="14.451cm" svg:x2="9.401cm" svg:y2="15.432cm">
            <text:p/>
          </draw:line>
          <draw:line draw:style-name="gr32" draw:text-style-name="P1" draw:layer="layout" svg:x1="9.488cm" svg:y1="14.451cm" svg:x2="9.488cm" svg:y2="15.432cm">
            <text:p/>
          </draw:line>
          <draw:line draw:style-name="gr33" draw:text-style-name="P1" draw:layer="layout" svg:x1="9.574cm" svg:y1="14.451cm" svg:x2="9.574cm" svg:y2="15.432cm">
            <text:p/>
          </draw:line>
          <draw:line draw:style-name="gr34" draw:text-style-name="P1" draw:layer="layout" svg:x1="9.659cm" svg:y1="14.451cm" svg:x2="9.659cm" svg:y2="15.432cm">
            <text:p/>
          </draw:line>
          <draw:line draw:style-name="gr35" draw:text-style-name="P1" draw:layer="layout" svg:x1="9.745cm" svg:y1="14.451cm" svg:x2="9.745cm" svg:y2="15.432cm">
            <text:p/>
          </draw:line>
          <draw:line draw:style-name="gr36" draw:text-style-name="P1" draw:layer="layout" svg:x1="9.832cm" svg:y1="14.451cm" svg:x2="9.832cm" svg:y2="15.432cm">
            <text:p/>
          </draw:line>
          <draw:line draw:style-name="gr37" draw:text-style-name="P1" draw:layer="layout" svg:x1="9.916cm" svg:y1="14.451cm" svg:x2="9.916cm" svg:y2="15.432cm">
            <text:p/>
          </draw:line>
          <draw:line draw:style-name="gr38" draw:text-style-name="P1" draw:layer="layout" svg:x1="10.004cm" svg:y1="14.451cm" svg:x2="10.004cm" svg:y2="15.432cm">
            <text:p/>
          </draw:line>
          <draw:line draw:style-name="gr39" draw:text-style-name="P1" draw:layer="layout" svg:x1="10.087cm" svg:y1="14.451cm" svg:x2="10.087cm" svg:y2="15.432cm">
            <text:p/>
          </draw:line>
          <draw:line draw:style-name="gr40" draw:text-style-name="P1" draw:layer="layout" svg:x1="10.176cm" svg:y1="14.451cm" svg:x2="10.176cm" svg:y2="15.432cm">
            <text:p/>
          </draw:line>
          <draw:line draw:style-name="gr41" draw:text-style-name="P1" draw:layer="layout" svg:x1="10.264cm" svg:y1="14.451cm" svg:x2="10.264cm" svg:y2="15.432cm">
            <text:p/>
          </draw:line>
          <draw:line draw:style-name="gr42" draw:text-style-name="P1" draw:layer="layout" svg:x1="10.347cm" svg:y1="14.451cm" svg:x2="10.347cm" svg:y2="15.432cm">
            <text:p/>
          </draw:line>
          <draw:line draw:style-name="gr43" draw:text-style-name="P1" draw:layer="layout" svg:x1="10.433cm" svg:y1="14.451cm" svg:x2="10.433cm" svg:y2="15.432cm">
            <text:p/>
          </draw:line>
          <draw:line draw:style-name="gr44" draw:text-style-name="P1" draw:layer="layout" svg:x1="10.519cm" svg:y1="14.451cm" svg:x2="10.519cm" svg:y2="15.432cm">
            <text:p/>
          </draw:line>
          <draw:line draw:style-name="gr45" draw:text-style-name="P1" draw:layer="layout" svg:x1="10.604cm" svg:y1="14.451cm" svg:x2="10.604cm" svg:y2="15.432cm">
            <text:p/>
          </draw:line>
          <draw:line draw:style-name="gr46" draw:text-style-name="P1" draw:layer="layout" svg:x1="10.691cm" svg:y1="14.451cm" svg:x2="10.691cm" svg:y2="15.432cm">
            <text:p/>
          </draw:line>
          <draw:line draw:style-name="gr47" draw:text-style-name="P1" draw:layer="layout" svg:x1="10.775cm" svg:y1="14.451cm" svg:x2="10.775cm" svg:y2="15.432cm">
            <text:p/>
          </draw:line>
          <draw:line draw:style-name="gr48" draw:text-style-name="P1" draw:layer="layout" svg:x1="10.863cm" svg:y1="14.451cm" svg:x2="10.863cm" svg:y2="15.432cm">
            <text:p/>
          </draw:line>
          <draw:line draw:style-name="gr49" draw:text-style-name="P1" draw:layer="layout" svg:x1="10.95cm" svg:y1="14.451cm" svg:x2="10.95cm" svg:y2="15.432cm">
            <text:p/>
          </draw:line>
          <draw:line draw:style-name="gr50" draw:text-style-name="P1" draw:layer="layout" svg:x1="11.035cm" svg:y1="14.451cm" svg:x2="11.035cm" svg:y2="15.432cm">
            <text:p/>
          </draw:line>
          <draw:line draw:style-name="gr51" draw:text-style-name="P1" draw:layer="layout" svg:x1="11.123cm" svg:y1="14.451cm" svg:x2="11.123cm" svg:y2="15.432cm">
            <text:p/>
          </draw:line>
          <draw:line draw:style-name="gr52" draw:text-style-name="P1" draw:layer="layout" svg:x1="11.206cm" svg:y1="14.451cm" svg:x2="11.206cm" svg:y2="15.432cm">
            <text:p/>
          </draw:line>
          <draw:line draw:style-name="gr53" draw:text-style-name="P1" draw:layer="layout" svg:x1="11.294cm" svg:y1="14.451cm" svg:x2="11.294cm" svg:y2="15.432cm">
            <text:p/>
          </draw:line>
          <draw:line draw:style-name="gr54" draw:text-style-name="P1" draw:layer="layout" svg:x1="11.378cm" svg:y1="14.451cm" svg:x2="11.378cm" svg:y2="15.432cm">
            <text:p/>
          </draw:line>
          <draw:line draw:style-name="gr55" draw:text-style-name="P1" draw:layer="layout" svg:x1="11.463cm" svg:y1="14.451cm" svg:x2="11.463cm" svg:y2="15.432cm">
            <text:p/>
          </draw:line>
          <draw:line draw:style-name="gr56" draw:text-style-name="P1" draw:layer="layout" svg:x1="11.55cm" svg:y1="14.451cm" svg:x2="11.55cm" svg:y2="15.432cm">
            <text:p/>
          </draw:line>
          <draw:line draw:style-name="gr57" draw:text-style-name="P1" draw:layer="layout" svg:x1="11.638cm" svg:y1="14.451cm" svg:x2="11.638cm" svg:y2="15.432cm">
            <text:p/>
          </draw:line>
          <draw:line draw:style-name="gr58" draw:text-style-name="P1" draw:layer="layout" svg:x1="11.721cm" svg:y1="14.451cm" svg:x2="11.721cm" svg:y2="15.432cm">
            <text:p/>
          </draw:line>
          <draw:line draw:style-name="gr59" draw:text-style-name="P1" draw:layer="layout" svg:x1="11.809cm" svg:y1="14.451cm" svg:x2="11.809cm" svg:y2="15.432cm">
            <text:p/>
          </draw:line>
          <draw:line draw:style-name="gr60" draw:text-style-name="P1" draw:layer="layout" svg:x1="11.894cm" svg:y1="14.451cm" svg:x2="11.894cm" svg:y2="15.432cm">
            <text:p/>
          </draw:line>
          <draw:line draw:style-name="gr61" draw:text-style-name="P1" draw:layer="layout" svg:x1="11.982cm" svg:y1="14.451cm" svg:x2="11.982cm" svg:y2="15.432cm">
            <text:p/>
          </draw:line>
          <draw:line draw:style-name="gr62" draw:text-style-name="P1" draw:layer="layout" svg:x1="12.066cm" svg:y1="14.451cm" svg:x2="12.066cm" svg:y2="15.432cm">
            <text:p/>
          </draw:line>
          <draw:line draw:style-name="gr63" draw:text-style-name="P1" draw:layer="layout" svg:x1="12.153cm" svg:y1="14.451cm" svg:x2="12.153cm" svg:y2="15.432cm">
            <text:p/>
          </draw:line>
          <draw:line draw:style-name="gr64" draw:text-style-name="P1" draw:layer="layout" svg:x1="12.239cm" svg:y1="14.451cm" svg:x2="12.239cm" svg:y2="15.432cm">
            <text:p/>
          </draw:line>
          <draw:line draw:style-name="gr65" draw:text-style-name="P1" draw:layer="layout" svg:x1="12.322cm" svg:y1="14.451cm" svg:x2="12.322cm" svg:y2="15.432cm">
            <text:p/>
          </draw:line>
          <draw:line draw:style-name="gr66" draw:text-style-name="P1" draw:layer="layout" svg:x1="12.409cm" svg:y1="14.451cm" svg:x2="12.409cm" svg:y2="15.432cm">
            <text:p/>
          </draw:line>
          <draw:line draw:style-name="gr67" draw:text-style-name="P1" draw:layer="layout" svg:x1="12.497cm" svg:y1="14.451cm" svg:x2="12.497cm" svg:y2="15.432cm">
            <text:p/>
          </draw:line>
          <draw:line draw:style-name="gr68" draw:text-style-name="P1" draw:layer="layout" svg:x1="12.581cm" svg:y1="14.451cm" svg:x2="12.581cm" svg:y2="15.432cm">
            <text:p/>
          </draw:line>
          <draw:line draw:style-name="gr69" draw:text-style-name="P1" draw:layer="layout" svg:x1="12.67cm" svg:y1="14.451cm" svg:x2="12.67cm" svg:y2="15.432cm">
            <text:p/>
          </draw:line>
          <draw:line draw:style-name="gr70" draw:text-style-name="P1" draw:layer="layout" svg:x1="12.754cm" svg:y1="14.451cm" svg:x2="12.754cm" svg:y2="15.432cm">
            <text:p/>
          </draw:line>
          <draw:line draw:style-name="gr71" draw:text-style-name="P1" draw:layer="layout" svg:x1="12.843cm" svg:y1="14.451cm" svg:x2="12.843cm" svg:y2="15.432cm">
            <text:p/>
          </draw:line>
          <draw:line draw:style-name="gr72" draw:text-style-name="P1" draw:layer="layout" svg:x1="12.925cm" svg:y1="14.451cm" svg:x2="12.925cm" svg:y2="15.432cm">
            <text:p/>
          </draw:line>
          <draw:line draw:style-name="gr73" draw:text-style-name="P1" draw:layer="layout" svg:x1="13.012cm" svg:y1="14.451cm" svg:x2="13.012cm" svg:y2="15.432cm">
            <text:p/>
          </draw:line>
          <draw:line draw:style-name="gr74" draw:text-style-name="P1" draw:layer="layout" svg:x1="13.102cm" svg:y1="14.451cm" svg:x2="13.102cm" svg:y2="15.432cm">
            <text:p/>
          </draw:line>
          <draw:line draw:style-name="gr75" draw:text-style-name="P1" draw:layer="layout" svg:x1="13.185cm" svg:y1="14.451cm" svg:x2="13.185cm" svg:y2="15.432cm">
            <text:p/>
          </draw:line>
          <draw:line draw:style-name="gr76" draw:text-style-name="P1" draw:layer="layout" svg:x1="13.269cm" svg:y1="14.451cm" svg:x2="13.269cm" svg:y2="15.432cm">
            <text:p/>
          </draw:line>
          <draw:line draw:style-name="gr77" draw:text-style-name="P1" draw:layer="layout" svg:x1="13.358cm" svg:y1="14.451cm" svg:x2="13.358cm" svg:y2="15.432cm">
            <text:p/>
          </draw:line>
          <draw:line draw:style-name="gr78" draw:text-style-name="P1" draw:layer="layout" svg:x1="13.44cm" svg:y1="14.451cm" svg:x2="13.44cm" svg:y2="15.432cm">
            <text:p/>
          </draw:line>
          <draw:line draw:style-name="gr79" draw:text-style-name="P1" draw:layer="layout" svg:x1="13.529cm" svg:y1="14.451cm" svg:x2="13.529cm" svg:y2="15.432cm">
            <text:p/>
          </draw:line>
          <draw:line draw:style-name="gr80" draw:text-style-name="P1" draw:layer="layout" svg:x1="13.613cm" svg:y1="14.451cm" svg:x2="13.613cm" svg:y2="15.432cm">
            <text:p/>
          </draw:line>
          <draw:line draw:style-name="gr81" draw:text-style-name="P1" draw:layer="layout" svg:x1="13.702cm" svg:y1="14.451cm" svg:x2="13.702cm" svg:y2="15.432cm">
            <text:p/>
          </draw:line>
          <draw:line draw:style-name="gr82" draw:text-style-name="P1" draw:layer="layout" svg:x1="13.784cm" svg:y1="14.451cm" svg:x2="13.784cm" svg:y2="15.432cm">
            <text:p/>
          </draw:line>
          <draw:line draw:style-name="gr83" draw:text-style-name="P1" draw:layer="layout" svg:x1="13.873cm" svg:y1="14.451cm" svg:x2="13.873cm" svg:y2="15.432cm">
            <text:p/>
          </draw:line>
          <draw:line draw:style-name="gr84" draw:text-style-name="P1" draw:layer="layout" svg:x1="13.961cm" svg:y1="14.451cm" svg:x2="13.961cm" svg:y2="15.432cm">
            <text:p/>
          </draw:line>
          <draw:line draw:style-name="gr85" draw:text-style-name="P1" draw:layer="layout" svg:x1="14.044cm" svg:y1="14.451cm" svg:x2="14.044cm" svg:y2="15.432cm">
            <text:p/>
          </draw:line>
          <draw:line draw:style-name="gr86" draw:text-style-name="P1" draw:layer="layout" svg:x1="14.128cm" svg:y1="14.451cm" svg:x2="14.128cm" svg:y2="15.432cm">
            <text:p/>
          </draw:line>
          <draw:line draw:style-name="gr87" draw:text-style-name="P1" draw:layer="layout" svg:x1="14.217cm" svg:y1="14.451cm" svg:x2="14.217cm" svg:y2="15.432cm">
            <text:p/>
          </draw:line>
          <draw:line draw:style-name="gr88" draw:text-style-name="P1" draw:layer="layout" svg:x1="14.301cm" svg:y1="14.451cm" svg:x2="14.301cm" svg:y2="15.432cm">
            <text:p/>
          </draw:line>
          <draw:line draw:style-name="gr89" draw:text-style-name="P1" draw:layer="layout" svg:x1="14.388cm" svg:y1="14.451cm" svg:x2="14.388cm" svg:y2="15.432cm">
            <text:p/>
          </draw:line>
          <draw:line draw:style-name="gr90" draw:text-style-name="P1" draw:layer="layout" svg:x1="14.476cm" svg:y1="14.451cm" svg:x2="14.476cm" svg:y2="15.432cm">
            <text:p/>
          </draw:line>
          <draw:line draw:style-name="gr91" draw:text-style-name="P1" draw:layer="layout" svg:x1="14.561cm" svg:y1="14.451cm" svg:x2="14.561cm" svg:y2="15.432cm">
            <text:p/>
          </draw:line>
          <draw:line draw:style-name="gr92" draw:text-style-name="P1" draw:layer="layout" svg:x1="6.821cm" svg:y1="14.451cm" svg:x2="14.561cm" svg:y2="14.451cm">
            <text:p/>
          </draw:line>
          <draw:line draw:style-name="gr93" draw:text-style-name="P1" draw:layer="layout" svg:x1="6.821cm" svg:y1="14.548cm" svg:x2="14.561cm" svg:y2="14.548cm">
            <text:p/>
          </draw:line>
          <draw:line draw:style-name="gr94" draw:text-style-name="P1" draw:layer="layout" svg:x1="6.821cm" svg:y1="14.647cm" svg:x2="14.561cm" svg:y2="14.647cm">
            <text:p/>
          </draw:line>
          <draw:line draw:style-name="gr95" draw:text-style-name="P1" draw:layer="layout" svg:x1="6.821cm" svg:y1="14.747cm" svg:x2="14.561cm" svg:y2="14.747cm">
            <text:p/>
          </draw:line>
          <draw:line draw:style-name="gr96" draw:text-style-name="P1" draw:layer="layout" svg:x1="6.821cm" svg:y1="14.844cm" svg:x2="14.561cm" svg:y2="14.844cm">
            <text:p/>
          </draw:line>
          <draw:line draw:style-name="gr97" draw:text-style-name="P1" draw:layer="layout" svg:x1="6.821cm" svg:y1="14.94cm" svg:x2="14.561cm" svg:y2="14.94cm">
            <text:p/>
          </draw:line>
          <draw:line draw:style-name="gr98" draw:text-style-name="P1" draw:layer="layout" svg:x1="6.821cm" svg:y1="15.038cm" svg:x2="14.561cm" svg:y2="15.038cm">
            <text:p/>
          </draw:line>
          <draw:line draw:style-name="gr99" draw:text-style-name="P1" draw:layer="layout" svg:x1="6.821cm" svg:y1="15.135cm" svg:x2="14.561cm" svg:y2="15.135cm">
            <text:p/>
          </draw:line>
          <draw:line draw:style-name="gr100" draw:text-style-name="P1" draw:layer="layout" svg:x1="6.821cm" svg:y1="15.234cm" svg:x2="14.561cm" svg:y2="15.234cm">
            <text:p/>
          </draw:line>
          <draw:line draw:style-name="gr101" draw:text-style-name="P1" draw:layer="layout" svg:x1="6.821cm" svg:y1="15.333cm" svg:x2="14.561cm" svg:y2="15.333cm">
            <text:p/>
          </draw:line>
          <draw:line draw:style-name="gr102" draw:text-style-name="P1" draw:layer="layout" svg:x1="6.821cm" svg:y1="15.432cm" svg:x2="14.561cm" svg:y2="15.432cm">
            <text:p/>
          </draw:line>
          <draw:polyline draw:style-name="gr103" draw:text-style-name="P1" draw:layer="layout" svg:width="0cm" svg:height="0cm" svg:x="6.821cm" svg:y="15.432cm" svg:viewBox="0 0 0 0" draw:points="0,0">
            <text:p/>
          </draw:polyline>
          <draw:line draw:style-name="gr104" draw:text-style-name="P1" draw:layer="layout" svg:x1="6.81cm" svg:y1="14.94cm" svg:x2="14.548cm" svg:y2="14.94cm">
            <text:p/>
          </draw:line>
          <draw:frame draw:style-name="gr105" draw:text-style-name="P3" draw:layer="layout" svg:width="0.428cm" svg:height="0.38cm" svg:x="10.913cm" svg:y="15.088cm">
            <draw:text-box>
              <text:p text:style-name="P2"><text:span text:style-name="T1">+2</text:span></text:p>
            </draw:text-box>
          </draw:frame>
          <draw:line draw:style-name="gr106" draw:text-style-name="P1" draw:layer="layout" svg:x1="9.401cm" svg:y1="14.793cm" svg:x2="9.401cm" svg:y2="15.089cm">
            <text:p/>
          </draw:line>
          <draw:line draw:style-name="gr107" draw:text-style-name="P1" draw:layer="layout" svg:x1="7.681cm" svg:y1="14.793cm" svg:x2="7.681cm" svg:y2="15.089cm">
            <text:p/>
          </draw:line>
          <draw:line draw:style-name="gr108" draw:text-style-name="P1" draw:layer="layout" svg:x1="8.54cm" svg:y1="14.793cm" svg:x2="8.54cm" svg:y2="15.089cm">
            <text:p/>
          </draw:line>
          <draw:line draw:style-name="gr109" draw:text-style-name="P1" draw:layer="layout" svg:x1="10.264cm" svg:y1="14.793cm" svg:x2="10.264cm" svg:y2="15.089cm">
            <text:p/>
          </draw:line>
          <draw:line draw:style-name="gr110" draw:text-style-name="P1" draw:layer="layout" svg:x1="11.123cm" svg:y1="14.793cm" svg:x2="11.123cm" svg:y2="15.089cm">
            <text:p/>
          </draw:line>
          <draw:line draw:style-name="gr111" draw:text-style-name="P1" draw:layer="layout" svg:x1="13.702cm" svg:y1="14.793cm" svg:x2="13.702cm" svg:y2="15.089cm">
            <text:p/>
          </draw:line>
          <draw:line draw:style-name="gr112" draw:text-style-name="P1" draw:layer="layout" svg:x1="12.843cm" svg:y1="14.793cm" svg:x2="12.843cm" svg:y2="15.089cm">
            <text:p/>
          </draw:line>
          <draw:line draw:style-name="gr113" draw:text-style-name="P1" draw:layer="layout" svg:x1="11.982cm" svg:y1="14.793cm" svg:x2="11.982cm" svg:y2="15.089cm">
            <text:p/>
          </draw:line>
          <draw:frame draw:style-name="gr114" draw:text-style-name="P3" draw:layer="layout" svg:width="0.331cm" svg:height="0.38cm" svg:x="8.38cm" svg:y="15.088cm">
            <draw:text-box>
              <text:p text:style-name="P2"><text:span text:style-name="T2">–</text:span><text:span text:style-name="T1">1</text:span></text:p>
            </draw:text-box>
          </draw:frame>
          <draw:line draw:style-name="gr115" draw:text-style-name="P1" draw:layer="layout" svg:x1="7.681cm" svg:y1="14.793cm" svg:x2="7.681cm" svg:y2="15.0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359" draw:display-name="Dashed (var) 2359" draw:style="rect" draw:dots1="1" draw:dots1-length="0.001cm" draw:dots2="1" draw:dots2-length="0.001cm" draw:distance="0.001cm"/>
    <draw:stroke-dash draw:name="Dashed_20__28_var_29__20_2361" draw:display-name="Dashed (var) 2361" draw:style="rect" draw:dots1="1" draw:dots1-length="0.001cm" draw:dots2="1" draw:dots2-length="0.001cm" draw:distance="0.001cm"/>
    <draw:stroke-dash draw:name="Dashed_20__28_var_29__20_2362" draw:display-name="Dashed (var) 2362" draw:style="rect" draw:dots1="1" draw:dots1-length="0.001cm" draw:dots2="1" draw:dots2-length="0.001cm" draw:distance="0.001cm"/>
    <draw:stroke-dash draw:name="Dashed_20__28_var_29__20_2363" draw:display-name="Dashed (var) 2363" draw:style="rect" draw:dots1="1" draw:dots1-length="0.001cm" draw:dots2="1" draw:dots2-length="0.001cm" draw:distance="0.001cm"/>
    <draw:stroke-dash draw:name="Dashed_20__28_var_29__20_2364" draw:display-name="Dashed (var) 2364" draw:style="rect" draw:dots1="1" draw:dots1-length="0.001cm" draw:dots2="1" draw:dots2-length="0.001cm" draw:distance="0.001cm"/>
    <draw:stroke-dash draw:name="Dashed_20__28_var_29__20_2365" draw:display-name="Dashed (var) 2365" draw:style="rect" draw:dots1="1" draw:dots1-length="0.001cm" draw:dots2="1" draw:dots2-length="0.001cm" draw:distance="0.001cm"/>
    <draw:stroke-dash draw:name="Dashed_20__28_var_29__20_2366" draw:display-name="Dashed (var) 2366" draw:style="rect" draw:dots1="1" draw:dots1-length="0.001cm" draw:dots2="1" draw:dots2-length="0.001cm" draw:distance="0.001cm"/>
    <draw:stroke-dash draw:name="Dashed_20__28_var_29__20_2367" draw:display-name="Dashed (var) 2367" draw:style="rect" draw:dots1="1" draw:dots1-length="0.001cm" draw:dots2="1" draw:dots2-length="0.001cm" draw:distance="0.001cm"/>
    <draw:stroke-dash draw:name="Dashed_20__28_var_29__20_2368" draw:display-name="Dashed (var) 2368" draw:style="rect" draw:dots1="1" draw:dots1-length="0.001cm" draw:dots2="1" draw:dots2-length="0.001cm" draw:distance="0.001cm"/>
    <draw:stroke-dash draw:name="Dashed_20__28_var_29__20_2372" draw:display-name="Dashed (var) 2372" draw:style="rect" draw:dots1="1" draw:dots1-length="0.001cm" draw:dots2="1" draw:dots2-length="0.001cm" draw:distance="0.001cm"/>
    <draw:stroke-dash draw:name="Dashed_20__28_var_29__20_3203" draw:display-name="Dashed (var) 3203" draw:style="rect" draw:dots1="1" draw:dots1-length="0.001cm" draw:dots2="1" draw:dots2-length="0.001cm" draw:distance="0.001cm"/>
    <draw:stroke-dash draw:name="Dashed_20__28_var_29__20_3204" draw:display-name="Dashed (var) 3204" draw:style="rect" draw:dots1="1" draw:dots1-length="0.001cm" draw:dots2="1" draw:dots2-length="0.001cm" draw:distance="0.001cm"/>
    <draw:stroke-dash draw:name="Dashed_20__28_var_29__20_3205" draw:display-name="Dashed (var) 3205" draw:style="rect" draw:dots1="1" draw:dots1-length="0.001cm" draw:dots2="1" draw:dots2-length="0.001cm" draw:distance="0.001cm"/>
    <draw:stroke-dash draw:name="Dashed_20__28_var_29__20_3206" draw:display-name="Dashed (var) 3206" draw:style="rect" draw:dots1="1" draw:dots1-length="0.001cm" draw:dots2="1" draw:dots2-length="0.001cm" draw:distance="0.001cm"/>
    <draw:stroke-dash draw:name="Dashed_20__28_var_29__20_3207" draw:display-name="Dashed (var) 3207" draw:style="rect" draw:dots1="1" draw:dots1-length="0.001cm" draw:dots2="1" draw:dots2-length="0.001cm" draw:distance="0.001cm"/>
    <draw:stroke-dash draw:name="Dashed_20__28_var_29__20_3208" draw:display-name="Dashed (var) 3208" draw:style="rect" draw:dots1="1" draw:dots1-length="0.001cm" draw:dots2="1" draw:dots2-length="0.001cm" draw:distance="0.001cm"/>
    <draw:stroke-dash draw:name="Dashed_20__28_var_29__20_3209" draw:display-name="Dashed (var) 3209" draw:style="rect" draw:dots1="1" draw:dots1-length="0.001cm" draw:dots2="1" draw:dots2-length="0.001cm" draw:distance="0.001cm"/>
    <draw:stroke-dash draw:name="Dashed_20__28_var_29__20_3210" draw:display-name="Dashed (var) 3210" draw:style="rect" draw:dots1="1" draw:dots1-length="0.001cm" draw:dots2="1" draw:dots2-length="0.001cm" draw:distance="0.001cm"/>
    <draw:stroke-dash draw:name="Dashed_20__28_var_29__20_3211" draw:display-name="Dashed (var) 3211" draw:style="rect" draw:dots1="1" draw:dots1-length="0.001cm" draw:dots2="1" draw:dots2-length="0.001cm" draw:distance="0.001cm"/>
    <draw:stroke-dash draw:name="Dashed_20__28_var_29__20_3212" draw:display-name="Dashed (var) 3212" draw:style="rect" draw:dots1="1" draw:dots1-length="0.001cm" draw:dots2="1" draw:dots2-length="0.001cm" draw:distance="0.001cm"/>
    <draw:stroke-dash draw:name="Dashed_20__28_var_29__20_3213" draw:display-name="Dashed (var) 3213" draw:style="rect" draw:dots1="1" draw:dots1-length="0.001cm" draw:dots2="1" draw:dots2-length="0.001cm" draw:distance="0.001cm"/>
    <draw:stroke-dash draw:name="Dashed_20__28_var_29__20_3214" draw:display-name="Dashed (var) 3214" draw:style="rect" draw:dots1="1" draw:dots1-length="0.001cm" draw:dots2="1" draw:dots2-length="0.001cm" draw:distance="0.001cm"/>
    <draw:stroke-dash draw:name="Dashed_20__28_var_29__20_3215" draw:display-name="Dashed (var) 3215" draw:style="rect" draw:dots1="1" draw:dots1-length="0.001cm" draw:dots2="1" draw:dots2-length="0.001cm" draw:distance="0.001cm"/>
    <draw:stroke-dash draw:name="Dashed_20__28_var_29__20_3216" draw:display-name="Dashed (var) 3216" draw:style="rect" draw:dots1="1" draw:dots1-length="0.001cm" draw:dots2="1" draw:dots2-length="0.001cm" draw:distance="0.001cm"/>
    <draw:stroke-dash draw:name="Dashed_20__28_var_29__20_3217" draw:display-name="Dashed (var) 3217" draw:style="rect" draw:dots1="1" draw:dots1-length="0.001cm" draw:dots2="1" draw:dots2-length="0.001cm" draw:distance="0.001cm"/>
    <draw:stroke-dash draw:name="Dashed_20__28_var_29__20_3218" draw:display-name="Dashed (var) 3218" draw:style="rect" draw:dots1="1" draw:dots1-length="0.001cm" draw:dots2="1" draw:dots2-length="0.001cm" draw:distance="0.001cm"/>
    <draw:stroke-dash draw:name="Dashed_20__28_var_29__20_3219" draw:display-name="Dashed (var) 3219" draw:style="rect" draw:dots1="1" draw:dots1-length="0.001cm" draw:dots2="1" draw:dots2-length="0.001cm" draw:distance="0.001cm"/>
    <draw:stroke-dash draw:name="Dashed_20__28_var_29__20_3220" draw:display-name="Dashed (var) 3220" draw:style="rect" draw:dots1="1" draw:dots1-length="0.001cm" draw:dots2="1" draw:dots2-length="0.001cm" draw:distance="0.001cm"/>
    <draw:stroke-dash draw:name="Dashed_20__28_var_29__20_3221" draw:display-name="Dashed (var) 3221" draw:style="rect" draw:dots1="1" draw:dots1-length="0.001cm" draw:dots2="1" draw:dots2-length="0.001cm" draw:distance="0.001cm"/>
    <draw:stroke-dash draw:name="Dashed_20__28_var_29__20_3222" draw:display-name="Dashed (var) 3222" draw:style="rect" draw:dots1="1" draw:dots1-length="0.001cm" draw:dots2="1" draw:dots2-length="0.001cm" draw:distance="0.001cm"/>
    <draw:stroke-dash draw:name="Dashed_20__28_var_29__20_3223" draw:display-name="Dashed (var) 3223" draw:style="rect" draw:dots1="1" draw:dots1-length="0.001cm" draw:dots2="1" draw:dots2-length="0.001cm" draw:distance="0.001cm"/>
    <draw:stroke-dash draw:name="Dashed_20__28_var_29__20_3224" draw:display-name="Dashed (var) 3224" draw:style="rect" draw:dots1="1" draw:dots1-length="0.001cm" draw:dots2="1" draw:dots2-length="0.001cm" draw:distance="0.001cm"/>
    <draw:stroke-dash draw:name="Dashed_20__28_var_29__20_3225" draw:display-name="Dashed (var) 3225" draw:style="rect" draw:dots1="1" draw:dots1-length="0.001cm" draw:dots2="1" draw:dots2-length="0.001cm" draw:distance="0.001cm"/>
    <draw:stroke-dash draw:name="Dashed_20__28_var_29__20_3226" draw:display-name="Dashed (var) 3226" draw:style="rect" draw:dots1="1" draw:dots1-length="0.001cm" draw:dots2="1" draw:dots2-length="0.001cm" draw:distance="0.001cm"/>
    <draw:stroke-dash draw:name="Dashed_20__28_var_29__20_3227" draw:display-name="Dashed (var) 3227" draw:style="rect" draw:dots1="1" draw:dots1-length="0.001cm" draw:dots2="1" draw:dots2-length="0.001cm" draw:distance="0.001cm"/>
    <draw:stroke-dash draw:name="Dashed_20__28_var_29__20_3228" draw:display-name="Dashed (var) 3228" draw:style="rect" draw:dots1="1" draw:dots1-length="0.001cm" draw:dots2="1" draw:dots2-length="0.001cm" draw:distance="0.001cm"/>
    <draw:stroke-dash draw:name="Dashed_20__28_var_29__20_3229" draw:display-name="Dashed (var) 3229" draw:style="rect" draw:dots1="1" draw:dots1-length="0.001cm" draw:dots2="1" draw:dots2-length="0.001cm" draw:distance="0.001cm"/>
    <draw:stroke-dash draw:name="Dashed_20__28_var_29__20_3230" draw:display-name="Dashed (var) 3230" draw:style="rect" draw:dots1="1" draw:dots1-length="0.001cm" draw:dots2="1" draw:dots2-length="0.001cm" draw:distance="0.001cm"/>
    <draw:stroke-dash draw:name="Dashed_20__28_var_29__20_3231" draw:display-name="Dashed (var) 3231" draw:style="rect" draw:dots1="1" draw:dots1-length="0.001cm" draw:dots2="1" draw:dots2-length="0.001cm" draw:distance="0.001cm"/>
    <draw:stroke-dash draw:name="Dashed_20__28_var_29__20_3232" draw:display-name="Dashed (var) 3232" draw:style="rect" draw:dots1="1" draw:dots1-length="0.001cm" draw:dots2="1" draw:dots2-length="0.001cm" draw:distance="0.001cm"/>
    <draw:stroke-dash draw:name="Dashed_20__28_var_29__20_3233" draw:display-name="Dashed (var) 3233" draw:style="rect" draw:dots1="1" draw:dots1-length="0.001cm" draw:dots2="1" draw:dots2-length="0.001cm" draw:distance="0.001cm"/>
    <draw:stroke-dash draw:name="Dashed_20__28_var_29__20_3234" draw:display-name="Dashed (var) 3234" draw:style="rect" draw:dots1="1" draw:dots1-length="0.001cm" draw:dots2="1" draw:dots2-length="0.001cm" draw:distance="0.001cm"/>
    <draw:stroke-dash draw:name="Dashed_20__28_var_29__20_3235" draw:display-name="Dashed (var) 3235" draw:style="rect" draw:dots1="1" draw:dots1-length="0.001cm" draw:dots2="1" draw:dots2-length="0.001cm" draw:distance="0.001cm"/>
    <draw:stroke-dash draw:name="Dashed_20__28_var_29__20_3236" draw:display-name="Dashed (var) 3236" draw:style="rect" draw:dots1="1" draw:dots1-length="0.001cm" draw:dots2="1" draw:dots2-length="0.001cm" draw:distance="0.001cm"/>
    <draw:stroke-dash draw:name="Dashed_20__28_var_29__20_3237" draw:display-name="Dashed (var) 3237" draw:style="rect" draw:dots1="1" draw:dots1-length="0.001cm" draw:dots2="1" draw:dots2-length="0.001cm" draw:distance="0.001cm"/>
    <draw:stroke-dash draw:name="Dashed_20__28_var_29__20_3238" draw:display-name="Dashed (var) 3238" draw:style="rect" draw:dots1="1" draw:dots1-length="0.001cm" draw:dots2="1" draw:dots2-length="0.001cm" draw:distance="0.001cm"/>
    <draw:stroke-dash draw:name="Dashed_20__28_var_29__20_3239" draw:display-name="Dashed (var) 3239" draw:style="rect" draw:dots1="1" draw:dots1-length="0.001cm" draw:dots2="1" draw:dots2-length="0.001cm" draw:distance="0.001cm"/>
    <draw:stroke-dash draw:name="Dashed_20__28_var_29__20_3240" draw:display-name="Dashed (var) 3240" draw:style="rect" draw:dots1="1" draw:dots1-length="0.001cm" draw:dots2="1" draw:dots2-length="0.001cm" draw:distance="0.001cm"/>
    <draw:stroke-dash draw:name="Dashed_20__28_var_29__20_3241" draw:display-name="Dashed (var) 3241" draw:style="rect" draw:dots1="1" draw:dots1-length="0.001cm" draw:dots2="1" draw:dots2-length="0.001cm" draw:distance="0.001cm"/>
    <draw:stroke-dash draw:name="Dashed_20__28_var_29__20_3242" draw:display-name="Dashed (var) 3242" draw:style="rect" draw:dots1="1" draw:dots1-length="0.001cm" draw:dots2="1" draw:dots2-length="0.001cm" draw:distance="0.001cm"/>
    <draw:stroke-dash draw:name="Dashed_20__28_var_29__20_3243" draw:display-name="Dashed (var) 3243" draw:style="rect" draw:dots1="1" draw:dots1-length="0.001cm" draw:dots2="1" draw:dots2-length="0.001cm" draw:distance="0.001cm"/>
    <draw:stroke-dash draw:name="Dashed_20__28_var_29__20_3244" draw:display-name="Dashed (var) 3244" draw:style="rect" draw:dots1="1" draw:dots1-length="0.001cm" draw:dots2="1" draw:dots2-length="0.001cm" draw:distance="0.001cm"/>
    <draw:stroke-dash draw:name="Dashed_20__28_var_29__20_3245" draw:display-name="Dashed (var) 3245" draw:style="rect" draw:dots1="1" draw:dots1-length="0.001cm" draw:dots2="1" draw:dots2-length="0.001cm" draw:distance="0.001cm"/>
    <draw:stroke-dash draw:name="Dashed_20__28_var_29__20_3246" draw:display-name="Dashed (var) 3246" draw:style="rect" draw:dots1="1" draw:dots1-length="0.001cm" draw:dots2="1" draw:dots2-length="0.001cm" draw:distance="0.001cm"/>
    <draw:stroke-dash draw:name="Dashed_20__28_var_29__20_3247" draw:display-name="Dashed (var) 3247" draw:style="rect" draw:dots1="1" draw:dots1-length="0.001cm" draw:dots2="1" draw:dots2-length="0.001cm" draw:distance="0.001cm"/>
    <draw:stroke-dash draw:name="Dashed_20__28_var_29__20_3248" draw:display-name="Dashed (var) 3248" draw:style="rect" draw:dots1="1" draw:dots1-length="0.001cm" draw:dots2="1" draw:dots2-length="0.001cm" draw:distance="0.001cm"/>
    <draw:stroke-dash draw:name="Dashed_20__28_var_29__20_3249" draw:display-name="Dashed (var) 3249" draw:style="rect" draw:dots1="1" draw:dots1-length="0.001cm" draw:dots2="1" draw:dots2-length="0.001cm" draw:distance="0.001cm"/>
    <draw:stroke-dash draw:name="Dashed_20__28_var_29__20_3250" draw:display-name="Dashed (var) 3250" draw:style="rect" draw:dots1="1" draw:dots1-length="0.001cm" draw:dots2="1" draw:dots2-length="0.001cm" draw:distance="0.001cm"/>
    <draw:stroke-dash draw:name="Dashed_20__28_var_29__20_3251" draw:display-name="Dashed (var) 3251" draw:style="rect" draw:dots1="1" draw:dots1-length="0.001cm" draw:dots2="1" draw:dots2-length="0.001cm" draw:distance="0.001cm"/>
    <draw:stroke-dash draw:name="Dashed_20__28_var_29__20_3252" draw:display-name="Dashed (var) 3252" draw:style="rect" draw:dots1="1" draw:dots1-length="0.001cm" draw:dots2="1" draw:dots2-length="0.001cm" draw:distance="0.001cm"/>
    <draw:stroke-dash draw:name="Dashed_20__28_var_29__20_3253" draw:display-name="Dashed (var) 3253" draw:style="rect" draw:dots1="1" draw:dots1-length="0.001cm" draw:dots2="1" draw:dots2-length="0.001cm" draw:distance="0.001cm"/>
    <draw:stroke-dash draw:name="Dashed_20__28_var_29__20_3254" draw:display-name="Dashed (var) 3254" draw:style="rect" draw:dots1="1" draw:dots1-length="0.001cm" draw:dots2="1" draw:dots2-length="0.001cm" draw:distance="0.001cm"/>
    <draw:stroke-dash draw:name="Dashed_20__28_var_29__20_3255" draw:display-name="Dashed (var) 3255" draw:style="rect" draw:dots1="1" draw:dots1-length="0.001cm" draw:dots2="1" draw:dots2-length="0.001cm" draw:distance="0.001cm"/>
    <draw:stroke-dash draw:name="Dashed_20__28_var_29__20_3256" draw:display-name="Dashed (var) 3256" draw:style="rect" draw:dots1="1" draw:dots1-length="0.001cm" draw:dots2="1" draw:dots2-length="0.001cm" draw:distance="0.001cm"/>
    <draw:stroke-dash draw:name="Dashed_20__28_var_29__20_3257" draw:display-name="Dashed (var) 3257" draw:style="rect" draw:dots1="1" draw:dots1-length="0.001cm" draw:dots2="1" draw:dots2-length="0.001cm" draw:distance="0.001cm"/>
    <draw:stroke-dash draw:name="Dashed_20__28_var_29__20_3258" draw:display-name="Dashed (var) 3258" draw:style="rect" draw:dots1="1" draw:dots1-length="0.001cm" draw:dots2="1" draw:dots2-length="0.001cm" draw:distance="0.001cm"/>
    <draw:stroke-dash draw:name="Dashed_20__28_var_29__20_3259" draw:display-name="Dashed (var) 3259" draw:style="rect" draw:dots1="1" draw:dots1-length="0.001cm" draw:dots2="1" draw:dots2-length="0.001cm" draw:distance="0.001cm"/>
    <draw:stroke-dash draw:name="Dashed_20__28_var_29__20_3260" draw:display-name="Dashed (var) 3260" draw:style="rect" draw:dots1="1" draw:dots1-length="0.001cm" draw:dots2="1" draw:dots2-length="0.001cm" draw:distance="0.001cm"/>
    <draw:stroke-dash draw:name="Dashed_20__28_var_29__20_3261" draw:display-name="Dashed (var) 3261" draw:style="rect" draw:dots1="1" draw:dots1-length="0.001cm" draw:dots2="1" draw:dots2-length="0.001cm" draw:distance="0.001cm"/>
    <draw:stroke-dash draw:name="Dashed_20__28_var_29__20_3262" draw:display-name="Dashed (var) 3262" draw:style="rect" draw:dots1="1" draw:dots1-length="0.001cm" draw:dots2="1" draw:dots2-length="0.001cm" draw:distance="0.001cm"/>
    <draw:stroke-dash draw:name="Dashed_20__28_var_29__20_3263" draw:display-name="Dashed (var) 3263" draw:style="rect" draw:dots1="1" draw:dots1-length="0.001cm" draw:dots2="1" draw:dots2-length="0.001cm" draw:distance="0.001cm"/>
    <draw:stroke-dash draw:name="Dashed_20__28_var_29__20_3264" draw:display-name="Dashed (var) 3264" draw:style="rect" draw:dots1="1" draw:dots1-length="0.001cm" draw:dots2="1" draw:dots2-length="0.001cm" draw:distance="0.001cm"/>
    <draw:stroke-dash draw:name="Dashed_20__28_var_29__20_3265" draw:display-name="Dashed (var) 3265" draw:style="rect" draw:dots1="1" draw:dots1-length="0.001cm" draw:dots2="1" draw:dots2-length="0.001cm" draw:distance="0.001cm"/>
    <draw:stroke-dash draw:name="Dashed_20__28_var_29__20_3266" draw:display-name="Dashed (var) 3266" draw:style="rect" draw:dots1="1" draw:dots1-length="0.001cm" draw:dots2="1" draw:dots2-length="0.001cm" draw:distance="0.001cm"/>
    <draw:stroke-dash draw:name="Dashed_20__28_var_29__20_3267" draw:display-name="Dashed (var) 3267" draw:style="rect" draw:dots1="1" draw:dots1-length="0.001cm" draw:dots2="1" draw:dots2-length="0.001cm" draw:distance="0.001cm"/>
    <draw:stroke-dash draw:name="Dashed_20__28_var_29__20_3268" draw:display-name="Dashed (var) 3268" draw:style="rect" draw:dots1="1" draw:dots1-length="0.001cm" draw:dots2="1" draw:dots2-length="0.001cm" draw:distance="0.001cm"/>
    <draw:stroke-dash draw:name="Dashed_20__28_var_29__20_3269" draw:display-name="Dashed (var) 3269" draw:style="rect" draw:dots1="1" draw:dots1-length="0.001cm" draw:dots2="1" draw:dots2-length="0.001cm" draw:distance="0.001cm"/>
    <draw:stroke-dash draw:name="Dashed_20__28_var_29__20_3270" draw:display-name="Dashed (var) 3270" draw:style="rect" draw:dots1="1" draw:dots1-length="0.001cm" draw:dots2="1" draw:dots2-length="0.001cm" draw:distance="0.001cm"/>
    <draw:stroke-dash draw:name="Dashed_20__28_var_29__20_3271" draw:display-name="Dashed (var) 3271" draw:style="rect" draw:dots1="1" draw:dots1-length="0.001cm" draw:dots2="1" draw:dots2-length="0.001cm" draw:distance="0.001cm"/>
    <draw:stroke-dash draw:name="Dashed_20__28_var_29__20_3272" draw:display-name="Dashed (var) 3272" draw:style="rect" draw:dots1="1" draw:dots1-length="0.001cm" draw:dots2="1" draw:dots2-length="0.001cm" draw:distance="0.001cm"/>
    <draw:stroke-dash draw:name="Dashed_20__28_var_29__20_3273" draw:display-name="Dashed (var) 3273" draw:style="rect" draw:dots1="1" draw:dots1-length="0.001cm" draw:dots2="1" draw:dots2-length="0.001cm" draw:distance="0.001cm"/>
    <draw:stroke-dash draw:name="Dashed_20__28_var_29__20_3274" draw:display-name="Dashed (var) 3274" draw:style="rect" draw:dots1="1" draw:dots1-length="0.001cm" draw:dots2="1" draw:dots2-length="0.001cm" draw:distance="0.001cm"/>
    <draw:stroke-dash draw:name="Dashed_20__28_var_29__20_3275" draw:display-name="Dashed (var) 3275" draw:style="rect" draw:dots1="1" draw:dots1-length="0.001cm" draw:dots2="1" draw:dots2-length="0.001cm" draw:distance="0.001cm"/>
    <draw:stroke-dash draw:name="Dashed_20__28_var_29__20_3276" draw:display-name="Dashed (var) 3276" draw:style="rect" draw:dots1="1" draw:dots1-length="0.001cm" draw:dots2="1" draw:dots2-length="0.001cm" draw:distance="0.001cm"/>
    <draw:stroke-dash draw:name="Dashed_20__28_var_29__20_3277" draw:display-name="Dashed (var) 3277" draw:style="rect" draw:dots1="1" draw:dots1-length="0.001cm" draw:dots2="1" draw:dots2-length="0.001cm" draw:distance="0.001cm"/>
    <draw:stroke-dash draw:name="Dashed_20__28_var_29__20_3278" draw:display-name="Dashed (var) 3278" draw:style="rect" draw:dots1="1" draw:dots1-length="0.001cm" draw:dots2="1" draw:dots2-length="0.001cm" draw:distance="0.001cm"/>
    <draw:stroke-dash draw:name="Dashed_20__28_var_29__20_3279" draw:display-name="Dashed (var) 3279" draw:style="rect" draw:dots1="1" draw:dots1-length="0.001cm" draw:dots2="1" draw:dots2-length="0.001cm" draw:distance="0.001cm"/>
    <draw:stroke-dash draw:name="Dashed_20__28_var_29__20_3280" draw:display-name="Dashed (var) 3280" draw:style="rect" draw:dots1="1" draw:dots1-length="0.001cm" draw:dots2="1" draw:dots2-length="0.001cm" draw:distance="0.001cm"/>
    <draw:stroke-dash draw:name="Dashed_20__28_var_29__20_3281" draw:display-name="Dashed (var) 3281" draw:style="rect" draw:dots1="1" draw:dots1-length="0.001cm" draw:dots2="1" draw:dots2-length="0.001cm" draw:distance="0.001cm"/>
    <draw:stroke-dash draw:name="Dashed_20__28_var_29__20_3282" draw:display-name="Dashed (var) 3282" draw:style="rect" draw:dots1="1" draw:dots1-length="0.001cm" draw:dots2="1" draw:dots2-length="0.001cm" draw:distance="0.001cm"/>
    <draw:stroke-dash draw:name="Dashed_20__28_var_29__20_3283" draw:display-name="Dashed (var) 3283" draw:style="rect" draw:dots1="1" draw:dots1-length="0.001cm" draw:dots2="1" draw:dots2-length="0.001cm" draw:distance="0.001cm"/>
    <draw:stroke-dash draw:name="Dashed_20__28_var_29__20_3284" draw:display-name="Dashed (var) 3284" draw:style="rect" draw:dots1="1" draw:dots1-length="0.001cm" draw:dots2="1" draw:dots2-length="0.001cm" draw:distance="0.001cm"/>
    <draw:stroke-dash draw:name="Dashed_20__28_var_29__20_3285" draw:display-name="Dashed (var) 3285" draw:style="rect" draw:dots1="1" draw:dots1-length="0.001cm" draw:dots2="1" draw:dots2-length="0.001cm" draw:distance="0.001cm"/>
    <draw:stroke-dash draw:name="Dashed_20__28_var_29__20_3286" draw:display-name="Dashed (var) 3286" draw:style="rect" draw:dots1="1" draw:dots1-length="0.001cm" draw:dots2="1" draw:dots2-length="0.001cm" draw:distance="0.001cm"/>
    <draw:stroke-dash draw:name="Dashed_20__28_var_29__20_3287" draw:display-name="Dashed (var) 3287" draw:style="rect" draw:dots1="1" draw:dots1-length="0.001cm" draw:dots2="1" draw:dots2-length="0.001cm" draw:distance="0.001cm"/>
    <draw:stroke-dash draw:name="Dashed_20__28_var_29__20_3288" draw:display-name="Dashed (var) 3288" draw:style="rect" draw:dots1="1" draw:dots1-length="0.001cm" draw:dots2="1" draw:dots2-length="0.001cm" draw:distance="0.001cm"/>
    <draw:stroke-dash draw:name="Dashed_20__28_var_29__20_3289" draw:display-name="Dashed (var) 3289" draw:style="rect" draw:dots1="1" draw:dots1-length="0.001cm" draw:dots2="1" draw:dots2-length="0.001cm" draw:distance="0.001cm"/>
    <draw:stroke-dash draw:name="Dashed_20__28_var_29__20_3290" draw:display-name="Dashed (var) 3290" draw:style="rect" draw:dots1="1" draw:dots1-length="0.001cm" draw:dots2="1" draw:dots2-length="0.001cm" draw:distance="0.001cm"/>
    <draw:stroke-dash draw:name="Dashed_20__28_var_29__20_3291" draw:display-name="Dashed (var) 3291" draw:style="rect" draw:dots1="1" draw:dots1-length="0.001cm" draw:dots2="1" draw:dots2-length="0.001cm" draw:distance="0.001cm"/>
    <draw:stroke-dash draw:name="Dashed_20__28_var_29__20_3292" draw:display-name="Dashed (var) 3292" draw:style="rect" draw:dots1="1" draw:dots1-length="0.001cm" draw:dots2="1" draw:dots2-length="0.001cm" draw:distance="0.001cm"/>
    <draw:stroke-dash draw:name="Dashed_20__28_var_29__20_3293" draw:display-name="Dashed (var) 3293" draw:style="rect" draw:dots1="1" draw:dots1-length="0.001cm" draw:dots2="1" draw:dots2-length="0.001cm" draw:distance="0.001cm"/>
    <draw:stroke-dash draw:name="Dashed_20__28_var_29__20_3294" draw:display-name="Dashed (var) 3294" draw:style="rect" draw:dots1="1" draw:dots1-length="0.001cm" draw:dots2="1" draw:dots2-length="0.001cm" draw:distance="0.001cm"/>
    <draw:stroke-dash draw:name="Dashed_20__28_var_29__20_3295" draw:display-name="Dashed (var) 3295" draw:style="rect" draw:dots1="1" draw:dots1-length="0.001cm" draw:dots2="1" draw:dots2-length="0.001cm" draw:distance="0.001cm"/>
    <draw:stroke-dash draw:name="Dashed_20__28_var_29__20_3296" draw:display-name="Dashed (var) 3296" draw:style="rect" draw:dots1="1" draw:dots1-length="0.001cm" draw:dots2="1" draw:dots2-length="0.001cm" draw:distance="0.001cm"/>
    <draw:stroke-dash draw:name="Dashed_20__28_var_29__20_3297" draw:display-name="Dashed (var) 3297" draw:style="rect" draw:dots1="1" draw:dots1-length="0.001cm" draw:dots2="1" draw:dots2-length="0.001cm" draw:distance="0.001cm"/>
    <draw:stroke-dash draw:name="Dashed_20__28_var_29__20_3298" draw:display-name="Dashed (var) 3298" draw:style="rect" draw:dots1="1" draw:dots1-length="0.001cm" draw:dots2="1" draw:dots2-length="0.001cm" draw:distance="0.001cm"/>
    <draw:stroke-dash draw:name="Dashed_20__28_var_29__20_3299" draw:display-name="Dashed (var) 3299" draw:style="rect" draw:dots1="1" draw:dots1-length="0.001cm" draw:dots2="1" draw:dots2-length="0.001cm" draw:distance="0.001cm"/>
    <draw:stroke-dash draw:name="Dashed_20__28_var_29__20_3300" draw:display-name="Dashed (var) 3300" draw:style="rect" draw:dots1="1" draw:dots1-length="0.001cm" draw:dots2="1" draw:dots2-length="0.001cm" draw:distance="0.001cm"/>
    <draw:stroke-dash draw:name="Dashed_20__28_var_29__20_3301" draw:display-name="Dashed (var) 3301" draw:style="rect" draw:dots1="1" draw:dots1-length="0.001cm" draw:dots2="1" draw:dots2-length="0.001cm" draw:distance="0.001cm"/>
    <draw:stroke-dash draw:name="Dashed_20__28_var_29__20_3302" draw:display-name="Dashed (var) 3302" draw:style="rect" draw:dots1="1" draw:dots1-length="0.001cm" draw:dots2="1" draw:dots2-length="0.001cm" draw:distance="0.001cm"/>
    <draw:stroke-dash draw:name="Dashed_20__28_var_29__20_3303" draw:display-name="Dashed (var) 3303" draw:style="rect" draw:dots1="1" draw:dots1-length="0.001cm" draw:dots2="1" draw:dots2-length="0.001cm" draw:distance="0.001cm"/>
    <draw:stroke-dash draw:name="Dashed_20__28_var_29__20_3304" draw:display-name="Dashed (var) 3304" draw:style="rect" draw:dots1="1" draw:dots1-length="0.001cm" draw:dots2="1" draw:dots2-length="0.001cm" draw:distance="0.001cm"/>
    <draw:stroke-dash draw:name="Dashed_20__28_var_29__20_3305" draw:display-name="Dashed (var) 3305" draw:style="rect" draw:dots1="1" draw:dots1-length="0.001cm" draw:dots2="1" draw:dots2-length="0.001cm" draw:distance="0.001cm"/>
    <draw:stroke-dash draw:name="Dashed_20__28_var_29__20_3306" draw:display-name="Dashed (var) 3306" draw:style="rect" draw:dots1="1" draw:dots1-length="0.001cm" draw:dots2="1" draw:dots2-length="0.001cm" draw:distance="0.001cm"/>
    <draw:stroke-dash draw:name="Dashed_20__28_var_29__20_3307" draw:display-name="Dashed (var) 3307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03:08.363904460</meta:creation-date>
    <dc:date>2018-03-16T11:03:29.076714089</dc:date>
    <meta:editing-duration>PT21S</meta:editing-duration>
    <meta:editing-cycles>1</meta:editing-cycles>
    <meta:document-statistic meta:object-count="116"/>
    <meta:generator>LibreOffice/6.0.0.3$MacOSX_X86_64 LibreOffice_project/64a0f66915f38c6217de274f0aa8e15618924765</meta:generator>
  </office:meta>
</office:document-meta>
</file>